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60f8" officeooo:paragraph-rsid="000060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tzt fällt es mir wieder ein. Es war völlig vergessen und lag doch so nahe: Ichwill mit dir aufwachen und ein schönes Lied hören, wir gammeln etwas herum und unternehmen dann gemeinsam etwas. Wenn wir das Haus verlassen, will ich dir einen Kuss geben und dann deine Hand in meiner hal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0:19:54.051000000</meta:creation-date>
    <dc:date>2013-12-21T10:22:04.018000000</dc:date>
    <meta:editing-duration>P0D</meta:editing-duration>
    <meta:editing-cycles>1</meta:editing-cycles>
    <meta:document-statistic meta:table-count="0" meta:image-count="0" meta:object-count="0" meta:page-count="1" meta:paragraph-count="1" meta:word-count="51" meta:character-count="290" meta:non-whitespace-character-count="239"/>
    <meta:generator>LibreOffice/4.1.2.3$Windows_x86 LibreOffice_project/40b2d7fde7e8d2d7bc5a449dc65df4d08a7dd38</meta:generator>
  </office:meta>
</office:document-meta>
</file>